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1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(PRUEBAS - NO VALIDO) Venta a cliente - Prueb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14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JORGE LOPE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LUIS PEREZ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 COBB500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3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POLLO CRIOLLO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3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>POLLO COBB500</text:p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>2</text:p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/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14T17:02:43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